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 Light" fo:font-size="28pt" style:text-underline-style="none" officeooo:rsid="001e5e3f" officeooo:paragraph-rsid="001e5e3f" style:font-size-asian="28pt" style:font-size-complex="28pt"/>
    </style:style>
    <style:style style:name="P2" style:family="paragraph" style:parent-style-name="Standard">
      <style:text-properties style:font-name="OpenSans" fo:font-size="12pt" fo:font-weight="normal" officeooo:rsid="00438dc8" officeooo:paragraph-rsid="001e5e3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OpenSans" fo:font-size="12pt" fo:font-weight="bold" officeooo:rsid="00489143" officeooo:paragraph-rsid="0048914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OpenSans" fo:font-size="12pt" fo:font-weight="normal" officeooo:rsid="00489143" officeooo:paragraph-rsid="0048914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OpenSans" fo:font-size="12pt" fo:font-weight="normal" officeooo:rsid="004b620e" officeooo:paragraph-rsid="004b620e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OpenSans" fo:font-size="12pt" fo:font-weight="normal" officeooo:rsid="004b620e" officeooo:paragraph-rsid="004b620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Open Sans" fo:font-size="12pt" officeooo:paragraph-rsid="00489143" style:font-size-asian="12pt" style:font-size-complex="12pt"/>
    </style:style>
    <style:style style:name="P8" style:family="paragraph" style:parent-style-name="Text_20_body">
      <style:paragraph-properties fo:margin-top="0.423cm" fo:margin-bottom="0cm" style:contextual-spacing="false" fo:text-align="start" style:justify-single-word="false"/>
      <style:text-properties style:font-name="Open Sans" fo:font-size="12pt" officeooo:rsid="00489143" officeooo:paragraph-rsid="00489143" style:font-size-asian="12pt" style:font-size-complex="12pt"/>
    </style:style>
    <style:style style:name="P9" style:family="paragraph" style:parent-style-name="Text_20_body" style:list-style-name="WWNum26">
      <style:paragraph-properties fo:margin-top="0.423cm" fo:margin-bottom="0cm" style:contextual-spacing="false" fo:text-align="start" style:justify-single-word="false"/>
      <style:text-properties style:font-name="Open Sans" fo:font-size="12pt" officeooo:rsid="004b620e" officeooo:paragraph-rsid="004b620e" style:font-size-asian="12pt" style:font-size-complex="12pt"/>
    </style:style>
    <style:style style:name="P10" style:family="paragraph" style:parent-style-name="Text_20_body" style:list-style-name="WWNum26">
      <style:paragraph-properties fo:margin-top="0.423cm" fo:margin-bottom="0cm" style:contextual-spacing="false" fo:text-align="start" style:justify-single-word="false"/>
      <style:text-properties style:font-name="Open Sans" fo:font-size="12pt" officeooo:rsid="004cbd39" officeooo:paragraph-rsid="004cbd39" style:font-size-asian="12pt" style:font-size-complex="12pt"/>
    </style:style>
    <style:style style:name="T1" style:family="text">
      <style:text-properties officeooo:rsid="004a5f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serie <text:span text:style-name="T1">4</text:span></text:p>
      <text:p text:style-name="P2"/>
      <text:p text:style-name="P3">Übung 1</text:p>
      <text:p text:style-name="P4"/>
      <text:p text:style-name="P5">Erweitern Sie die bestehende Todo App um die Möglichkeit der Persistierung der Tasks innerhalb einer lokale Sqlite Datenbank.</text:p>
      <text:p text:style-name="P5"/>
      <text:p text:style-name="P5">Ein Task soll zumindest folgende Eigenschaften haben:</text:p>
      <text:list xml:id="list56344610417511644" text:style-name="L2">
        <text:list-item>
          <text:p text:style-name="P6">Name (String)</text:p>
        </text:list-item>
        <text:list-item>
          <text:p text:style-name="P6">Priorität (Integer)</text:p>
        </text:list-item>
        <text:list-item>
          <text:p text:style-name="P6">Abgabedatum (Date)</text:p>
        </text:list-item>
        <text:list-item>
          <text:p text:style-name="P6">Erstellungsdatum (Date)</text:p>
        </text:list-item>
        <text:list-item>
          <text:p text:style-name="P6">Abgeschlossen (Boolean)</text:p>
        </text:list-item>
      </text:list>
      <text:p text:style-name="P7"/>
      <text:list xml:id="list1864654419507357137" text:style-name="WWNum26">
        <text:list-item>
          <text:p text:style-name="P9">Erweitern Sie den bestehenden RecyclerView.Adapter so, dass er auf Basis einer Sqlite Datenbank funktioniert.</text:p>
        </text:list-item>
        <text:list-item>
          <text:p text:style-name="P9">Das Erstellen bzw. Ändern von Tasks soll ebenfalls in der Sqlite Datenbank wiedergespiegelt werden.</text:p>
        </text:list-item>
        <text:list-item>
          <text:p text:style-name="P10">Integrieren Sie eine Möglichkeit, dass Tasks innerhalb der Liste abgeschlossen werden können. ZB mit einer Checkbox. Es könnte auch mit einem Leave Behind (siehe Material Design, Lists:Controls) implementiert werden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uber</meta:initial-creator>
    <meta:creation-date>2014-10-12T19:20:59.594717822</meta:creation-date>
    <meta:generator>LibreOffice/4.2.8.2$Linux_X86_64 LibreOffice_project/420m0$Build-2</meta:generator>
    <dc:date>2015-10-29T08:11:05.109669039</dc:date>
    <dc:creator>Stefan Huber</dc:creator>
    <meta:editing-duration>P1DT5H13M31S</meta:editing-duration>
    <meta:editing-cycles>20</meta:editing-cycles>
    <meta:document-statistic meta:table-count="0" meta:image-count="0" meta:object-count="0" meta:page-count="1" meta:paragraph-count="12" meta:word-count="104" meta:character-count="729" meta:non-whitespace-character-count="645"/>
  </office:meta>
</office:document-meta>
</file>